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officeooo:rsid="001343e3" officeooo:paragraph-rsid="001343e3" style:font-size-asian="16pt" style:language-asian="zh" style:country-asian="CN" style:font-size-complex="16pt"/>
    </style:style>
    <style:style style:name="P4" style:family="paragraph" style:parent-style-name="Text_20_body">
      <style:text-properties fo:font-size="16pt" style:font-name-asian="宋体1" style:font-size-asian="16pt" style:font-size-complex="16pt"/>
    </style:style>
    <style:style style:name="P5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0cm" fo:margin-right="0cm" fo:text-indent="0.714cm" style:auto-text-indent="false"/>
    </style:style>
    <style:style style:name="P7" style:family="paragraph" style:parent-style-name="Table_20_Contents">
      <style:text-properties fo:font-size="18.25pt" officeooo:rsid="00111485" officeooo:paragraph-rsid="00111485" style:font-size-asian="16pt" style:language-asian="zh" style:country-asian="CN" style:font-size-complex="18.25pt"/>
    </style:style>
    <style:style style:name="P8" style:family="paragraph" style:parent-style-name="Table_20_Contents">
      <style:text-properties fo:color="#008000" fo:font-size="18.25pt" officeooo:rsid="00111485" officeooo:paragraph-rsid="00111485" style:font-size-asian="16pt" style:language-asian="zh" style:country-asian="CN" style:font-size-complex="18.25pt"/>
    </style:style>
    <style:style style:name="P9" style:family="paragraph" style:parent-style-name="Table_20_Contents">
      <style:text-properties fo:color="#ff0000" fo:font-size="18.25pt" officeooo:rsid="00111485" officeooo:paragraph-rsid="00111485" style:font-size-asian="16pt" style:language-asian="zh" style:country-asian="CN" style:font-size-complex="18.25pt"/>
    </style:style>
    <style:style style:name="P10" style:family="paragraph" style:parent-style-name="Heading_20_3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-asian="宋体1" style:font-weight-asian="bold"/>
    </style:style>
    <style:style style:name="T4" style:family="text">
      <style:text-properties style:font-name="Calibri"/>
    </style:style>
    <style:style style:name="T5" style:family="text">
      <style:text-properties style:font-name="Calibri" fo:font-size="16pt" style:font-size-asian="16pt" style:font-size-complex="16pt"/>
    </style:style>
    <style:style style:name="T6" style:family="text">
      <style:text-properties style:font-name="Wingdings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style:font-name-asian="宋体1" style:font-size-asian="16pt" style:font-size-complex="16pt"/>
    </style:style>
    <style:style style:name="T9" style:family="text">
      <style:text-properties fo:font-weight="bold" style:font-name-asian="宋体1"/>
    </style:style>
    <style:style style:name="T10" style:family="text">
      <style:text-properties fo:color="#008000"/>
    </style:style>
    <style:style style:name="T11" style:family="text">
      <style:text-properties fo:color="#008000" fo:font-size="18.25pt" officeooo:rsid="00111485" style:font-name-asian="宋体1" style:font-weight-asian="bold" style:font-size-complex="18.25pt"/>
    </style:style>
    <style:style style:name="T12" style:family="text">
      <style:text-properties fo:color="#ff0000"/>
    </style:style>
    <style:style style:name="T13" style:family="text">
      <style:text-properties fo:color="#ff0000" fo:font-size="18.25pt" officeooo:rsid="00111485" style:font-name-asian="宋体1" style:font-weight-asian="bold" style:font-size-complex="18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10" text:outline-level="3"><text:span text:style-name="T9">5</text:span><text:span text:style-name="T3">　四种拦截方式</text:span></text:h>
      <text:p text:style-name="P3"><text:span text:style-name="T3">配置xml文件中设置</text:span><text:span text:style-name="T11"> </text:span><text:span text:style-name="T13"><text:s/>&lt;dispatcher&gt;</text:span></text:p>
      <text:p text:style-name="P2"><text:span text:style-name="T1">其实过滤器有四种拦截方式！分别是：</text:span>REQUEST<text:span text:style-name="T1">、</text:span><text:span text:style-name="T4">FORWARD</text:span><text:span text:style-name="T1">、</text:span><text:span text:style-name="T4">INCLUDE</text:span><text:span text:style-name="T1">、</text:span><text:span text:style-name="T4">ERROR</text:span><text:span text:style-name="T1">。</text:span></text:p>
      <text:p text:style-name="P5"><text:span text:style-name="T6">l</text:span>REQUEST<text:span text:style-name="T1">：直接访问目标资源时执行过滤器。包括：在地址栏中直接访问、表单提交、超链接、重定向，只要在地址栏中可以看到目标资源的路径，就是</text:span><text:span text:style-name="T4">REQUEST</text:span><text:span text:style-name="T1">；</text:span></text:p>
      <text:p text:style-name="P5"><text:span text:style-name="T6">l</text:span>FORWARD<text:span text:style-name="T1">：转发访问执行过滤器。包括</text:span><text:span text:style-name="T4">RequestDispatcher#forward()</text:span><text:span text:style-name="T1">方法、</text:span><text:span text:style-name="T4">&lt;jsp:forward&gt;</text:span><text:span text:style-name="T1">标签都是转发访问；</text:span></text:p>
      <text:p text:style-name="P5"><text:span text:style-name="T6">l</text:span>INCLUDE<text:span text:style-name="T1">：包含访问执行过滤器。包括</text:span><text:span text:style-name="T4">RequestDispatcher#include()</text:span><text:span text:style-name="T1">方法、</text:span><text:span text:style-name="T4">&lt;jsp:include&gt;</text:span><text:span text:style-name="T1">标签都是包含访问；</text:span></text:p>
      <text:p text:style-name="P5"><text:span text:style-name="T6">l</text:span>ERROR<text:span text:style-name="T1">：当目标资源在</text:span><text:span text:style-name="T4">web.xml</text:span><text:span text:style-name="T1">中配置为</text:span><text:span text:style-name="T4">&lt;error-page&gt;</text:span><text:span text:style-name="T1">中时，并且真的出现了异常，转发到目标资源时，会执行过滤器。</text:span></text:p>
      <text:p text:style-name="P6"><text:span text:style-name="T8">可以在</text:span><text:span text:style-name="T7">&lt;filter-mapping&gt;</text:span><text:span text:style-name="T8">中添加</text:span><text:span text:style-name="T5">0~n</text:span><text:span text:style-name="T8">个</text:span><text:span text:style-name="T5">&lt;dispatcher&gt;</text:span><text:span text:style-name="T8">子元素，来说明当前访问的拦截方式</text:span><text:span text:style-name="T2">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">四种拦截</text:p>
            <text:p text:style-name="P7"><text:s/><text:span text:style-name="T10">&lt;dispatcher&gt;ERROR&lt;/dispatcher&gt;</text:span></text:p>
            <text:p text:style-name="P8"><text:s/><text:span text:style-name="T12"><text:s/>&lt;dispatcher&gt;REQUEST&lt;/dispatcher&gt;</text:span></text:p>
            <text:p text:style-name="P9"><text:s text:c="2"/>&lt;dispatcher&gt;FORWARD&lt;/dispatcher&gt;</text:p>
            <text:p text:style-name="P8"><text:s text:c="2"/>&lt;dispatcher&gt;INCLUDE&lt;/dispatcher&gt;</text:p>
          </table:table-cell>
        </table:table-row>
      </table:table>
      <text:p text:style-name="P2"><text:span text:style-name="T1">其实最为常用的就是</text:span>REQUEST<text:span text:style-name="T1">和</text:span><text:span text:style-name="T4">FORWARD</text:span><text:span text:style-name="T1">两种拦截方式，而</text:span><text:span text:style-name="T4">INCLUDE</text:span><text:span text:style-name="T1">和</text:span><text:span text:style-name="T4">ERROR</text:span><text:span text:style-name="T1">都比较少用！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18S</meta:editing-duration>
    <meta:editing-cycles>6</meta:editing-cycles>
    <meta:generator>LibreOffice/5.3.0.3$Windows_X86_64 LibreOffice_project/7074905676c47b82bbcfbea1aeefc84afe1c50e1</meta:generator>
    <dc:date>2018-03-20T22:27:26.240000000</dc:date>
    <meta:document-statistic meta:table-count="1" meta:image-count="0" meta:object-count="0" meta:page-count="1" meta:paragraph-count="14" meta:word-count="270" meta:character-count="612" meta:non-whitespace-character-count="602"/>
    <meta:user-defined meta:name="Info 1"/>
    <meta:user-defined meta:name="Info 2"/>
    <meta:user-defined meta:name="Info 3"/>
    <meta:user-defined meta:name="Info 4"/>
  </office:meta>
</office:document-meta>
</file>